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D48061BDC.svm" manifest:media-type=""/>
  <manifest:file-entry manifest:full-path="Pictures/20000001000003AF000000FEBD269831.svm" manifest:media-type=""/>
  <manifest:file-entry manifest:full-path="Pictures/200000010000027F000000FA20A5BD90.svm" manifest:media-type=""/>
  <manifest:file-entry manifest:full-path="Pictures/2000000200000154000000CD27761D62.eps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2000000100000327000000FABD03C2C4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B000000129C1E76D42.svm" manifest:media-type=""/>
  <manifest:file-entry manifest:full-path="Pictures/20000001000009D60000057244B9E3FE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\begin{align*}&#10;V_t&amp;=\SI{2}{\volt}\\&#10;k_n&amp;=\SI[per=frac,fraction=nice]{0.2}{\milli \ampere \per \volt^2}\\&#10;V_A&amp;=\SI{60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317cm" svg:height="3.809cm" svg:x="3.151cm" svg:y="0.556cm">
          <draw:image xlink:href="Pictures/2000000200000154000000CD27761D62.eps" xlink:type="simple" xlink:show="embed" xlink:actuate="onLoad">
            <text:p/>
          </draw:image>
        </draw:frame>
        <draw:frame draw:style-name="gr2" draw:text-style-name="P1" draw:layer="layout" svg:width="0.766cm" svg:height="0.299cm" svg:x="6.066cm" svg:y="0.351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38cm" svg:height="0.192cm" svg:x="4.177cm" svg:y="3.566cm">
          <draw:image xlink:href="Pictures/200000010000013E000000A196F917E9.svm" xlink:type="simple" xlink:show="embed" xlink:actuate="onLoad">
            <text:p/>
          </draw:image>
        </draw:frame>
        <draw:frame draw:style-name="gr3" draw:text-style-name="P1" draw:layer="layout" svg:width="0.38cm" svg:height="0.192cm" svg:x="7.43cm" svg:y="2.927cm">
          <draw:image xlink:href="Pictures/200000010000013E000000A196F917E9.svm" xlink:type="simple" xlink:show="embed" xlink:actuate="onLoad">
            <text:p/>
          </draw:image>
        </draw:frame>
        <draw:frame draw:style-name="gr4" draw:text-style-name="P1" draw:layer="layout" svg:width="0.967cm" svg:height="0.299cm" svg:x="9.15cm" svg:y="3.554cm">
          <draw:image xlink:href="Pictures/2000000100000327000000FABD03C2C4.svm" xlink:type="simple" xlink:show="embed" xlink:actuate="onLoad">
            <text:p/>
          </draw:image>
        </draw:frame>
        <draw:frame draw:style-name="gr5" draw:text-style-name="P1" draw:layer="layout" svg:width="0.517cm" svg:height="0.355cm" svg:x="9.139cm" svg:y="3.075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967cm" svg:height="0.299cm" svg:x="6.789cm" svg:y="1.617cm">
          <draw:image xlink:href="Pictures/2000000100000327000000FABD03C2C4.svm" xlink:type="simple" xlink:show="embed" xlink:actuate="onLoad">
            <text:p/>
          </draw:image>
        </draw:frame>
        <draw:frame draw:style-name="gr6" draw:text-style-name="P1" draw:layer="layout" svg:width="0.568cm" svg:height="0.355cm" svg:x="6.789cm" svg:y="1.173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1.13cm" svg:height="0.304cm" svg:x="4.944cm" svg:y="1.909cm">
          <draw:image xlink:href="Pictures/20000001000003AF000000FEBD269831.svm" xlink:type="simple" xlink:show="embed" xlink:actuate="onLoad">
            <text:p/>
          </draw:image>
        </draw:frame>
        <draw:frame draw:style-name="gr8" draw:text-style-name="P1" draw:layer="layout" svg:width="0.552cm" svg:height="0.36cm" svg:x="4.956cm" svg:y="1.429cm">
          <draw:image xlink:href="Pictures/20000001000001CD0000012D48061BDC.svm" xlink:type="simple" xlink:show="embed" xlink:actuate="onLoad">
            <text:p/>
          </draw:image>
        </draw:frame>
        <draw:frame draw:style-name="gr9" draw:text-style-name="P1" draw:layer="layout" svg:width="0.335cm" svg:height="0.258cm" svg:x="2.798cm" svg:y="3.075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06cm" svg:height="0.253cm" svg:x="9.424cm" svg:y="2.426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3.02cm" svg:height="1.672cm" svg:x="0.283cm" svg:y="0.372cm">
          <draw:image xlink:href="Pictures/20000001000009D60000057244B9E3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4T16:49:42</meta:creation-date>
    <meta:editing-duration>PT9M18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26T13:42:17</dc:date>
    <dc:creator>kkk </dc:creator>
    <meta:document-statistic meta:object-count="13"/>
    <meta:template xlink:type="simple" xlink:actuate="onRequest" xlink:title="kkkFigures" xlink:href="../../../../../.libreoffice/3/user/template/kkkFigures.otg" meta:date="2014-07-24T16:49:41"/>
  </office:meta>
</office:document-meta>
</file>